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tablaR15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</table:table-row>
      </table:table>
      <table:table table:name="tablaR15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ucemia</text:p>
          </table:table-cell>
        </table:table-row>
        <table:table-row table:style-name="ro2">
          <table:table-cell office:value-type="string" calcext:value-type="string">
            <text:p>x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y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zz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.9" calcext:value-type="float">
            <text:p>0.9</text:p>
          </table:table-cell>
        </table:table-row>
      </table:table>
      <table:table table:name="tablaR15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lcemia</text:p>
          </table:table-cell>
        </table:table-row>
        <table:table-row table:style-name="ro2">
          <table:table-cell office:value-type="string" calcext:value-type="string">
            <text:p>xx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yy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zz</text:p>
          </table:table-cell>
          <table:table-cell/>
        </table:table-row>
        <table:table-row table:style-name="ro2">
          <table:table-cell office:value-type="string" calcext:value-type="string">
            <text:p>tt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float" office:value="9.5" calcext:value-type="float">
            <text:p>9.5</text:p>
          </table:table-cell>
        </table:table-row>
      </table:table>
      <table:table table:name="tablaR15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sfatemia</text:p>
          </table:table-cell>
        </table:table-row>
        <table:table-row table:style-name="ro2">
          <table:table-cell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yy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t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5.1" calcext:value-type="float">
            <text:p>5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9:48:45.960049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</meta:initial-creator>
    <meta:creation-date>2016-09-25T07:54:20</meta:creation-date>
    <dc:date>2017-10-16T09:25:28</dc:date>
    <dc:creator>alfredo </dc:creator>
    <meta:editing-duration>PT9M14S</meta:editing-duration>
    <meta:editing-cycles>3</meta:editing-cycles>
    <meta:generator>LibreOffice/6.0.7.3$Linux_X86_64 LibreOffice_project/00m0$Build-3</meta:generator>
    <meta:document-statistic meta:table-count="4" meta:cell-count="61" meta:object-count="0"/>
  </office:meta>
</office:document-meta>
</file>